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pply (v)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Satu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pk</text:p>
          </table:table-cell>
          <table:table-cell table:formula="of:=[.B2]-[.B3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Max pow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x design loa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oad max Vpk</text:p>
          </table:table-cell>
          <table:table-cell table:formula="of:=SQRT([.B5]*[.B6]*2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 o/p trans ratio</text:p>
          </table:table-cell>
          <table:table-cell table:formula="of:=[.B7]/[.B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 design load</text:p>
          </table:table-cell>
          <table:table-cell table:formula="of:=[.B6]/[.B8]/[.B8]" office:value-type="float" office:value="0.78125" calcext:value-type="float">
            <text:p>0.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rive pow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ive current rms</text:p>
          </table:table-cell>
          <table:table-cell table:formula="of:=SQRT([.B11]/[.B9])" office:value-type="float" office:value="2.5298221281347" calcext:value-type="float">
            <text:p>2.53</text:p>
          </table:table-cell>
        </table:table-row>
        <table:table-row table:style-name="ro1">
          <table:table-cell office:value-type="string" calcext:value-type="string">
            <text:p>Drive current avg</text:p>
          </table:table-cell>
          <table:table-cell table:formula="of:=[.B12]*SQRT(2)*2/PI()" office:value-type="float" office:value="2.27764013893497" calcext:value-type="float">
            <text:p>2.28</text:p>
          </table:table-cell>
        </table:table-row>
        <table:table-row table:style-name="ro1">
          <table:table-cell office:value-type="string" calcext:value-type="string">
            <text:p>PA current efficiency</text:p>
          </table:table-cell>
          <table:table-cell table:style-name="ce1" office:value-type="percentage" office:value="0.9" calcext:value-type="percentage">
            <text:p>90%</text:p>
          </table:table-cell>
        </table:table-row>
        <table:table-row table:style-name="ro1">
          <table:table-cell office:value-type="string" calcext:value-type="string">
            <text:p>Tx unloaded current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x total current</text:p>
          </table:table-cell>
          <table:table-cell table:formula="of:=[.B15]+[.B13]/[.B14]" office:value-type="float" office:value="3.7307112654833" calcext:value-type="float">
            <text:p>3.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C input power</text:p>
          </table:table-cell>
          <table:table-cell table:formula="of:=[.B16]*[.B2]" office:value-type="float" office:value="50.3646020840245" calcext:value-type="float">
            <text:p>50.3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000-00-00T00:00:01.636665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2M10S</meta:editing-duration>
    <meta:editing-cycles>4</meta:editing-cycles>
    <meta:generator>LibreOffice/4.1.2.3$Windows_x86 LibreOffice_project/40b2d7fde7e8d2d7bc5a449dc65df4d08a7dd38</meta:generator>
    <dc:date>2014-05-15T23:08:14.373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